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.5pt" officeooo:rsid="0018823c" officeooo:paragraph-rsid="0018823c" style:font-size-asian="32.5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fo:font-size="14pt" style:text-underline-style="none" officeooo:rsid="0020374f" officeooo:paragraph-rsid="0018823c" style:font-size-asian="14pt" style:font-size-complex="14pt"/>
    </style:style>
    <style:style style:name="P4" style:family="paragraph" style:parent-style-name="Standard">
      <style:text-properties fo:color="#000000" fo:font-size="14pt" style:text-underline-style="none" officeooo:rsid="0022278e" officeooo:paragraph-rsid="0022278e" style:font-size-asian="14pt" style:font-size-complex="14pt"/>
    </style:style>
    <style:style style:name="P5" style:family="paragraph" style:parent-style-name="Standard">
      <style:text-properties fo:color="#000000" fo:font-size="14pt" style:text-underline-style="none" officeooo:rsid="0022278e" officeooo:paragraph-rsid="002b8884" style:font-size-asian="14pt" style:font-size-complex="14pt"/>
    </style:style>
    <style:style style:name="P6" style:family="paragraph" style:parent-style-name="Standard">
      <style:text-properties fo:color="#000000" fo:font-size="14pt" style:text-underline-style="none" officeooo:rsid="002d39a5" officeooo:paragraph-rsid="002d39a5" style:font-size-asian="14pt" style:font-size-complex="14pt"/>
    </style:style>
    <style:style style:name="P7" style:family="paragraph" style:parent-style-name="Standard">
      <style:text-properties fo:color="#000000" fo:font-size="14pt" style:text-underline-style="none" officeooo:rsid="002d39a5" officeooo:paragraph-rsid="002d46a9" style:font-size-asian="14pt" style:font-size-complex="14pt"/>
    </style:style>
    <style:style style:name="P8" style:family="paragraph" style:parent-style-name="Standard">
      <style:text-properties officeooo:paragraph-rsid="002d46a9"/>
    </style:style>
    <style:style style:name="P9" style:family="paragraph" style:parent-style-name="Standard">
      <style:text-properties style:font-name="Times New Roman" fo:font-size="14pt" officeooo:rsid="0035d094" officeooo:paragraph-rsid="0035d094" style:font-size-asian="14pt" style:font-size-complex="14pt"/>
    </style:style>
    <style:style style:name="P10" style:family="paragraph" style:parent-style-name="Standard">
      <style:text-properties style:font-name="Times New Roman" fo:font-size="14.5pt" style:font-size-asian="32.5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.5pt" officeooo:rsid="0018823c" officeooo:paragraph-rsid="0018823c" style:font-size-asian="32.5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20.5pt" style:text-underline-style="solid" style:text-underline-width="auto" style:text-underline-color="font-color" fo:font-weight="bold" officeooo:rsid="0018823c" officeooo:paragraph-rsid="0018823c" style:font-size-asian="32.5pt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20.5pt" officeooo:rsid="0018823c" officeooo:paragraph-rsid="0018823c" style:font-size-asian="32.5pt"/>
    </style:style>
    <style:style style:name="P14" style:family="paragraph" style:parent-style-name="Standard">
      <style:text-properties style:font-name="Times New Roman" fo:font-size="14pt" style:font-size-asian="14pt" style:font-size-complex="14pt"/>
    </style:style>
    <style:style style:name="P15" style:family="paragraph" style:parent-style-name="Standard">
      <style:text-properties style:font-name="Times New Roman" fo:font-size="14pt" officeooo:rsid="0035d094" officeooo:paragraph-rsid="0035d094" style:font-size-asian="14pt" style:font-size-complex="14pt"/>
    </style:style>
    <style:style style:name="P16" style:family="paragraph" style:parent-style-name="Standard">
      <style:text-properties style:font-name="Times New Roman" fo:font-size="14pt" officeooo:paragraph-rsid="0018823c" style:font-size-asian="14pt" style:font-size-complex="14pt"/>
    </style:style>
    <style:style style:name="P17" style:family="paragraph" style:parent-style-name="Standard">
      <style:text-properties style:font-name="Times New Roman" fo:font-size="14pt" officeooo:paragraph-rsid="001bd82a" style:font-size-asian="14pt" style:font-size-complex="14pt"/>
    </style:style>
    <style:style style:name="P18" style:family="paragraph" style:parent-style-name="Standard">
      <style:text-properties style:font-name="Times New Roman" fo:font-size="14pt" style:text-underline-style="solid" style:text-underline-width="auto" style:text-underline-color="font-color" officeooo:rsid="0018823c" officeooo:paragraph-rsid="0018823c" style:font-size-asian="14pt" style:font-size-complex="14pt"/>
    </style:style>
    <style:style style:name="P19" style:family="paragraph" style:parent-style-name="Standard">
      <style:text-properties style:font-name="Times New Roman" fo:font-size="14pt" style:text-underline-style="solid" style:text-underline-width="auto" style:text-underline-color="font-color" officeooo:rsid="001e3f9a" officeooo:paragraph-rsid="001e3f9a" style:font-size-asian="14pt" style:font-size-complex="14pt"/>
    </style:style>
    <style:style style:name="P20" style:family="paragraph" style:parent-style-name="Standard">
      <style:text-properties style:font-name="Times New Roman" fo:font-size="14pt" fo:font-weight="bold" officeooo:paragraph-rsid="0018823c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c9211e" style:font-name="Times New Roman" fo:font-size="14pt" style:text-underline-style="solid" style:text-underline-width="auto" style:text-underline-color="font-color" officeooo:rsid="0018823c" officeooo:paragraph-rsid="0018823c" style:font-size-asian="14pt" style:font-size-complex="14pt"/>
    </style:style>
    <style:style style:name="P22" style:family="paragraph" style:parent-style-name="Standard">
      <style:text-properties fo:color="#c9211e" style:font-name="Times New Roman" fo:font-size="14pt" style:text-underline-style="solid" style:text-underline-width="auto" style:text-underline-color="font-color" officeooo:rsid="0018823c" officeooo:paragraph-rsid="001a4bcc" style:font-size-asian="14pt" style:font-size-complex="14pt"/>
    </style:style>
    <style:style style:name="P23" style:family="paragraph" style:parent-style-name="Standard">
      <style:text-properties fo:color="#c9211e" style:font-name="Times New Roman" fo:font-size="14pt" style:text-underline-style="solid" style:text-underline-width="auto" style:text-underline-color="font-color" officeooo:rsid="0018823c" officeooo:paragraph-rsid="001bd82a" style:font-size-asian="14pt" style:font-size-complex="14pt"/>
    </style:style>
    <style:style style:name="P24" style:family="paragraph" style:parent-style-name="Standard">
      <style:text-properties fo:color="#c9211e" style:font-name="Times New Roman" fo:font-size="14pt" style:text-underline-style="solid" style:text-underline-width="auto" style:text-underline-color="font-color" officeooo:rsid="001a4bcc" officeooo:paragraph-rsid="001a4bcc" style:font-size-asian="14pt" style:font-size-complex="14pt"/>
    </style:style>
    <style:style style:name="P25" style:family="paragraph" style:parent-style-name="Standard">
      <style:text-properties fo:color="#c9211e" style:font-name="Times New Roman" fo:font-size="14pt" style:text-underline-style="solid" style:text-underline-width="auto" style:text-underline-color="font-color" officeooo:rsid="001a4bcc" officeooo:paragraph-rsid="001bd82a" style:font-size-asian="14pt" style:font-size-complex="14pt"/>
    </style:style>
    <style:style style:name="P26" style:family="paragraph" style:parent-style-name="Standard">
      <style:text-properties fo:color="#c9211e" style:font-name="Times New Roman" fo:font-size="14pt" style:text-underline-style="solid" style:text-underline-width="auto" style:text-underline-color="font-color" officeooo:rsid="001b5894" officeooo:paragraph-rsid="001b5894" style:font-size-asian="14pt" style:font-size-complex="14pt"/>
    </style:style>
    <style:style style:name="P27" style:family="paragraph" style:parent-style-name="Standard">
      <style:text-properties fo:color="#c9211e" style:font-name="Times New Roman" fo:font-size="14pt" style:text-underline-style="solid" style:text-underline-width="auto" style:text-underline-color="font-color" officeooo:rsid="001b5894" officeooo:paragraph-rsid="002d46a9" style:font-size-asian="14pt" style:font-size-complex="14pt"/>
    </style:style>
    <style:style style:name="P28" style:family="paragraph" style:parent-style-name="Standard">
      <style:text-properties fo:color="#c9211e" style:font-name="Times New Roman" fo:font-size="14pt" style:text-underline-style="solid" style:text-underline-width="auto" style:text-underline-color="font-color" officeooo:rsid="001b5894" officeooo:paragraph-rsid="001bd82a" style:font-size-asian="14pt" style:font-size-complex="14pt"/>
    </style:style>
    <style:style style:name="P29" style:family="paragraph" style:parent-style-name="Standard">
      <style:text-properties fo:color="#c9211e" style:font-name="Times New Roman" fo:font-size="14pt" style:text-underline-style="solid" style:text-underline-width="auto" style:text-underline-color="font-color" officeooo:rsid="001b5894" officeooo:paragraph-rsid="004d17eb" style:font-size-asian="14pt" style:font-size-complex="14pt"/>
    </style:style>
    <style:style style:name="P30" style:family="paragraph" style:parent-style-name="Standard">
      <style:text-properties fo:color="#c9211e" style:font-name="Times New Roman" fo:font-size="14pt" style:text-underline-style="solid" style:text-underline-width="auto" style:text-underline-color="font-color" officeooo:rsid="001bd82a" officeooo:paragraph-rsid="001bd82a" style:font-size-asian="14pt" style:font-size-complex="14pt"/>
    </style:style>
    <style:style style:name="P31" style:family="paragraph" style:parent-style-name="Standard">
      <style:text-properties fo:color="#c9211e" style:font-name="Times New Roman" fo:font-size="14pt" style:text-underline-style="solid" style:text-underline-width="auto" style:text-underline-color="font-color" fo:font-weight="bold" officeooo:rsid="0018823c" officeooo:paragraph-rsid="003aaf52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000000" style:font-name="Times New Roman" fo:font-size="14pt" style:text-underline-style="solid" style:text-underline-width="auto" style:text-underline-color="font-color" officeooo:rsid="0020374f" officeooo:paragraph-rsid="0018823c" style:font-size-asian="14pt" style:font-size-complex="14pt"/>
    </style:style>
    <style:style style:name="P33" style:family="paragraph" style:parent-style-name="Standard">
      <style:text-properties fo:color="#000000" style:font-name="Times New Roman" fo:font-size="14pt" style:text-underline-style="none" officeooo:rsid="0022278e" officeooo:paragraph-rsid="0018823c" style:font-size-asian="14pt" style:font-size-complex="14pt"/>
    </style:style>
    <style:style style:name="P34" style:family="paragraph" style:parent-style-name="Standard">
      <style:text-properties fo:color="#000000" style:font-name="Times New Roman" fo:font-size="14pt" style:text-underline-style="none" officeooo:rsid="0022278e" officeooo:paragraph-rsid="0022278e" style:font-size-asian="14pt" style:font-size-complex="14pt"/>
    </style:style>
    <style:style style:name="P35" style:family="paragraph" style:parent-style-name="Standard">
      <style:text-properties fo:color="#000000" style:font-name="Times New Roman" fo:font-size="14pt" style:text-underline-style="none" officeooo:rsid="0022278e" officeooo:paragraph-rsid="002b8884" style:font-size-asian="14pt" style:font-size-complex="14pt"/>
    </style:style>
    <style:style style:name="P36" style:family="paragraph" style:parent-style-name="Standard">
      <style:text-properties fo:color="#000000" style:font-name="Times New Roman" fo:font-size="14pt" style:text-underline-style="none" officeooo:rsid="0022278e" officeooo:paragraph-rsid="002cb96a" style:font-size-asian="14pt" style:font-size-complex="14pt"/>
    </style:style>
    <style:style style:name="P37" style:family="paragraph" style:parent-style-name="Standard">
      <style:text-properties fo:color="#000000" style:font-name="Times New Roman" fo:font-size="14pt" style:text-underline-style="none" officeooo:rsid="00249a75" officeooo:paragraph-rsid="0022278e" style:font-size-asian="14pt" style:font-size-complex="14pt"/>
    </style:style>
    <style:style style:name="P38" style:family="paragraph" style:parent-style-name="Standard">
      <style:text-properties fo:color="#000000" style:font-name="Times New Roman" fo:font-size="14pt" style:text-underline-style="none" officeooo:rsid="00249a75" officeooo:paragraph-rsid="002b8884" style:font-size-asian="14pt" style:font-size-complex="14pt"/>
    </style:style>
    <style:style style:name="P39" style:family="paragraph" style:parent-style-name="Standard">
      <style:text-properties fo:color="#000000" style:font-name="Times New Roman" fo:font-size="14pt" style:text-underline-style="none" officeooo:rsid="002d39a5" officeooo:paragraph-rsid="002d39a5" style:font-size-asian="14pt" style:font-size-complex="14pt"/>
    </style:style>
    <style:style style:name="P40" style:family="paragraph" style:parent-style-name="Standard">
      <style:text-properties fo:color="#000000" style:font-name="Times New Roman" fo:font-size="14pt" style:text-underline-style="none" officeooo:rsid="002d39a5" officeooo:paragraph-rsid="002d46a9" style:font-size-asian="14pt" style:font-size-complex="14pt"/>
    </style:style>
    <style:style style:name="P41" style:family="paragraph" style:parent-style-name="Standard">
      <style:text-properties fo:color="#000000" style:font-name="Times New Roman" fo:font-size="14pt" style:text-underline-style="none" officeooo:rsid="003d4bbd" officeooo:paragraph-rsid="003d4bbd" style:font-size-asian="14pt" style:font-size-complex="14pt"/>
    </style:style>
    <style:style style:name="P42" style:family="paragraph" style:parent-style-name="Standard">
      <style:text-properties fo:color="#000000" style:font-name="Times New Roman" fo:font-size="14pt" style:text-underline-style="none" officeooo:rsid="003d4bbd" officeooo:paragraph-rsid="003dfb8a" style:font-size-asian="14pt" style:font-size-complex="14pt"/>
    </style:style>
    <style:style style:name="P43" style:family="paragraph" style:parent-style-name="Standard">
      <style:text-properties fo:color="#000000" style:font-name="Times New Roman" fo:font-size="14pt" style:text-underline-style="none" officeooo:rsid="003d4bbd" officeooo:paragraph-rsid="0044105f" style:font-size-asian="14pt" style:font-size-complex="14pt"/>
    </style:style>
    <style:style style:name="P44" style:family="paragraph" style:parent-style-name="Standard">
      <style:text-properties fo:color="#000000" style:font-name="Times New Roman" fo:font-size="14pt" style:text-underline-style="none" officeooo:rsid="0018823c" officeooo:paragraph-rsid="001bd82a" style:font-size-asian="14pt" style:font-size-complex="14pt"/>
    </style:style>
    <style:style style:name="P45" style:family="paragraph" style:parent-style-name="Standard">
      <style:text-properties fo:color="#000000" style:font-name="Times New Roman" fo:font-size="14pt" style:text-underline-style="none" officeooo:rsid="0018823c" officeooo:paragraph-rsid="003f46fb" style:font-size-asian="14pt" style:font-size-complex="14pt"/>
    </style:style>
    <style:style style:name="P46" style:family="paragraph" style:parent-style-name="Standard">
      <style:text-properties fo:color="#000000" style:font-name="Times New Roman" fo:font-size="14pt" style:text-underline-style="none" officeooo:rsid="0018823c" officeooo:paragraph-rsid="0044105f" style:font-size-asian="14pt" style:font-size-complex="14pt"/>
    </style:style>
    <style:style style:name="P47" style:family="paragraph" style:parent-style-name="Standard">
      <style:text-properties fo:color="#000000" style:font-name="Times New Roman" fo:font-size="14pt" style:text-underline-style="none" officeooo:rsid="0018823c" officeooo:paragraph-rsid="00453153" style:font-size-asian="14pt" style:font-size-complex="14pt"/>
    </style:style>
    <style:style style:name="P48" style:family="paragraph" style:parent-style-name="Standard">
      <style:text-properties fo:color="#000000" style:font-name="Times New Roman" fo:font-size="14pt" style:text-underline-style="none" officeooo:rsid="00477d28" officeooo:paragraph-rsid="00477d28" style:font-size-asian="14pt" style:font-size-complex="14pt"/>
    </style:style>
    <style:style style:name="P49" style:family="paragraph" style:parent-style-name="Standard">
      <style:text-properties fo:color="#000000" style:font-name="Times New Roman" fo:font-size="14pt" style:text-underline-style="none" officeooo:rsid="004868e6" officeooo:paragraph-rsid="004d17eb" style:font-size-asian="14pt" style:font-size-complex="14pt"/>
    </style:style>
    <style:style style:name="P50" style:family="paragraph" style:parent-style-name="Standard">
      <style:text-properties fo:color="#000000" style:font-name="Times New Roman" fo:font-size="14pt" style:text-underline-style="none" officeooo:rsid="0049ebf0" officeooo:paragraph-rsid="0049ebf0" style:font-size-asian="14pt" style:font-size-complex="14pt"/>
    </style:style>
    <style:style style:name="P51" style:family="paragraph" style:parent-style-name="Standard">
      <style:text-properties fo:color="#000000" style:font-name="Times New Roman" fo:font-size="14pt" style:text-underline-style="none" officeooo:rsid="004b0217" officeooo:paragraph-rsid="004b0217" style:font-size-asian="14pt" style:font-size-complex="14pt"/>
    </style:style>
    <style:style style:name="P52" style:family="paragraph" style:parent-style-name="Standard">
      <style:text-properties fo:color="#000000" style:font-name="Times New Roman" fo:font-size="14pt" style:text-underline-style="none" officeooo:rsid="004b0217" officeooo:paragraph-rsid="004d17eb" style:font-size-asian="14pt" style:font-size-complex="14pt"/>
    </style:style>
    <style:style style:name="P53" style:family="paragraph" style:parent-style-name="Standard">
      <style:text-properties fo:color="#000000" style:font-name="Times New Roman" fo:font-size="14pt" style:text-underline-style="none" officeooo:rsid="004ba299" officeooo:paragraph-rsid="004ba299" style:font-size-asian="14pt" style:font-size-complex="14pt"/>
    </style:style>
    <style:style style:name="P54" style:family="paragraph" style:parent-style-name="Standard">
      <style:text-properties fo:color="#000000" style:font-name="Times New Roman" fo:font-size="14pt" style:text-underline-style="none" officeooo:rsid="004ba299" officeooo:paragraph-rsid="004d17eb" style:font-size-asian="14pt" style:font-size-complex="14pt"/>
    </style:style>
    <style:style style:name="P55" style:family="paragraph" style:parent-style-name="Standard">
      <style:text-properties fo:color="#000000" style:font-name="Times New Roman" fo:font-size="14pt" style:text-underline-style="none" officeooo:rsid="00504736" officeooo:paragraph-rsid="00504736" style:font-size-asian="14pt" style:font-size-complex="14pt"/>
    </style:style>
    <style:style style:name="P56" style:family="paragraph" style:parent-style-name="Standard">
      <style:text-properties fo:color="#000000" style:font-name="Times New Roman" fo:font-size="14pt" style:text-underline-style="none" officeooo:rsid="00504736" officeooo:paragraph-rsid="00509df0" style:font-size-asian="14pt" style:font-size-complex="14pt"/>
    </style:style>
    <style:style style:name="P57" style:family="paragraph" style:parent-style-name="Standard">
      <style:text-properties officeooo:paragraph-rsid="003ecab4"/>
    </style:style>
    <style:style style:name="P58" style:family="paragraph" style:parent-style-name="Standard">
      <style:text-properties officeooo:paragraph-rsid="00504736"/>
    </style:style>
    <style:style style:name="P59" style:family="paragraph" style:parent-style-name="Standard">
      <style:text-properties officeooo:rsid="00509df0" officeooo:paragraph-rsid="00509df0"/>
    </style:style>
    <style:style style:name="P60" style:family="paragraph" style:parent-style-name="Standard">
      <style:paragraph-properties fo:break-before="page"/>
      <style:text-properties fo:color="#c9211e" style:font-name="Times New Roman" fo:font-size="14pt" style:text-underline-style="solid" style:text-underline-width="auto" style:text-underline-color="font-color" officeooo:rsid="0018823c" officeooo:paragraph-rsid="001a4bcc" style:font-size-asian="14pt" style:font-size-complex="14pt"/>
    </style:style>
    <style:style style:name="P61" style:family="paragraph" style:parent-style-name="Standard">
      <style:paragraph-properties fo:break-before="page"/>
      <style:text-properties fo:color="#c9211e" style:font-name="Times New Roman" fo:font-size="14pt" style:text-underline-style="solid" style:text-underline-width="auto" style:text-underline-color="font-color" officeooo:rsid="001a4bcc" officeooo:paragraph-rsid="001bd82a" style:font-size-asian="14pt" style:font-size-complex="14pt"/>
    </style:style>
    <style:style style:name="P62" style:family="paragraph" style:parent-style-name="Standard">
      <style:paragraph-properties fo:break-before="page"/>
      <style:text-properties style:font-name="Times New Roman" fo:font-size="14pt" fo:font-weight="bold" officeooo:paragraph-rsid="0018823c" style:font-size-asian="14pt" style:font-weight-asian="bold" style:font-size-complex="14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8823c"/>
    </style:style>
    <style:style style:name="T3" style:family="text">
      <style:text-properties style:font-name="Times New Roman" officeooo:rsid="001db09f"/>
    </style:style>
    <style:style style:name="T4" style:family="text">
      <style:text-properties style:font-name="Times New Roman" officeooo:rsid="0022278e"/>
    </style:style>
    <style:style style:name="T5" style:family="text">
      <style:text-properties style:font-name="Times New Roman" officeooo:rsid="00249a75"/>
    </style:style>
    <style:style style:name="T6" style:family="text">
      <style:text-properties style:font-name="Times New Roman" officeooo:rsid="0029868b"/>
    </style:style>
    <style:style style:name="T7" style:family="text">
      <style:text-properties style:font-name="Times New Roman" officeooo:rsid="002f502d"/>
    </style:style>
    <style:style style:name="T8" style:family="text">
      <style:text-properties style:font-name="Times New Roman" officeooo:rsid="003039d5"/>
    </style:style>
    <style:style style:name="T9" style:family="text">
      <style:text-properties style:font-name="Times New Roman" officeooo:rsid="0032209e"/>
    </style:style>
    <style:style style:name="T10" style:family="text">
      <style:text-properties style:font-name="Times New Roman" officeooo:rsid="00340fbd"/>
    </style:style>
    <style:style style:name="T11" style:family="text">
      <style:text-properties fo:color="#000000" style:font-name="Times New Roman" fo:font-size="14pt" style:text-underline-style="none" style:font-size-asian="14pt" style:font-size-complex="14pt"/>
    </style:style>
    <style:style style:name="T12" style:family="text">
      <style:text-properties fo:color="#000000" style:font-name="Times New Roman" fo:font-size="14pt" style:text-underline-style="none" officeooo:rsid="002d39a5" style:font-size-asian="14pt" style:font-size-complex="14pt"/>
    </style:style>
    <style:style style:name="T13" style:family="text">
      <style:text-properties fo:color="#000000" style:font-name="Times New Roman" fo:font-size="14pt" style:text-underline-style="none" officeooo:rsid="002d46a9" style:font-size-asian="14pt" style:font-size-complex="14pt"/>
    </style:style>
    <style:style style:name="T14" style:family="text">
      <style:text-properties fo:color="#000000" style:font-name="Times New Roman" fo:font-size="14pt" style:text-underline-style="none" officeooo:rsid="00504736" style:font-size-asian="14pt" style:font-size-complex="14pt"/>
    </style:style>
    <style:style style:name="T15" style:family="text">
      <style:text-properties fo:color="#000000" style:font-name="Times New Roman" fo:font-size="14pt" style:text-underline-style="none" officeooo:rsid="00509df0" style:font-size-asian="14pt" style:font-size-complex="14pt"/>
    </style:style>
    <style:style style:name="T16" style:family="text">
      <style:text-properties fo:color="#000000" style:font-name="Times New Roman" fo:font-size="14pt" style:text-underline-style="none" fo:font-weight="normal" officeooo:rsid="003aaf52" style:font-size-asian="14pt" style:font-weight-asian="normal" style:font-size-complex="14pt" style:font-weight-complex="normal"/>
    </style:style>
    <style:style style:name="T17" style:family="text">
      <style:text-properties fo:color="#000000" style:font-name="Times New Roman" fo:font-size="14pt" style:text-underline-style="none" fo:font-weight="normal" officeooo:rsid="003d4bbd" style:font-size-asian="14pt" style:font-weight-asian="normal" style:font-size-complex="14pt" style:font-weight-complex="normal"/>
    </style:style>
    <style:style style:name="T18" style:family="text">
      <style:text-properties fo:color="#000000" style:font-name="Times New Roman" fo:font-size="14pt" style:text-underline-style="none" fo:font-weight="normal" officeooo:rsid="0018823c" style:font-size-asian="14pt" style:font-weight-asian="normal" style:font-size-complex="14pt" style:font-weight-complex="normal"/>
    </style:style>
    <style:style style:name="T19" style:family="text">
      <style:text-properties fo:color="#000000" style:font-name="Times New Roman" fo:font-size="14pt" style:text-underline-style="none" fo:font-weight="normal" officeooo:rsid="003ecab4" style:font-size-asian="14pt" style:font-weight-asian="normal" style:font-size-complex="14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8823c" style:font-weight-asian="normal" style:font-weight-complex="normal"/>
    </style:style>
    <style:style style:name="T22" style:family="text">
      <style:text-properties fo:font-weight="normal" officeooo:rsid="003ecab4" style:font-weight-asian="normal" style:font-weight-complex="normal"/>
    </style:style>
    <style:style style:name="T23" style:family="text">
      <style:text-properties fo:font-weight="normal" officeooo:rsid="003d4bbd" style:font-weight-asian="normal" style:font-weight-complex="normal"/>
    </style:style>
    <style:style style:name="T24" style:family="text">
      <style:text-properties officeooo:rsid="003dfb8a"/>
    </style:style>
    <style:style style:name="T25" style:family="text">
      <style:text-properties officeooo:rsid="003ecab4"/>
    </style:style>
    <style:style style:name="T26" style:family="text">
      <style:text-properties officeooo:rsid="003f46fb"/>
    </style:style>
    <style:style style:name="T27" style:family="text">
      <style:text-properties officeooo:rsid="0042b6f9"/>
    </style:style>
    <style:style style:name="T28" style:family="text">
      <style:text-properties officeooo:rsid="00453153"/>
    </style:style>
    <style:style style:name="T29" style:family="text">
      <style:text-properties officeooo:rsid="004d17eb"/>
    </style:style>
    <style:style style:name="T30" style:family="text">
      <style:text-properties officeooo:rsid="004dbbe6"/>
    </style:style>
    <style:style style:name="T31" style:family="text">
      <style:text-properties officeooo:rsid="004e609e"/>
    </style:style>
    <style:style style:name="T32" style:family="text">
      <style:text-properties officeooo:rsid="004faddf"/>
    </style:style>
    <style:style style:name="T33" style:family="text">
      <style:text-properties officeooo:rsid="00509df0"/>
    </style:style>
    <style:style style:name="T34" style:family="text">
      <style:text-properties officeooo:rsid="0054f1d6"/>
    </style:style>
    <style:style style:name="T35" style:family="text">
      <style:text-properties officeooo:rsid="00555d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Universidade Federal de Roraima</text:p>
      <text:p text:style-name="P11">Departamento <text:span text:style-name="T35">d</text:span>e Ciência da Computação</text:p>
      <text:p text:style-name="P11"><text:span text:style-name="T34">Introdução à </text:span>Compiladores</text:p>
      <text:p text:style-name="P1"><text:span text:style-name="T1">Prof.: </text:span><text:span text:style-name="T3">Dr.</text:span><text:span text:style-name="T1"> Luciano Ferreira</text:span></text:p>
      <text:p text:style-name="P11">Aluno: Felipe Derkian de Sousa Freitas</text:p>
      <text:p text:style-name="P11"/>
      <text:p text:style-name="P11"/>
      <text:p text:style-name="P10"/>
      <text:p text:style-name="P10"/>
      <text:p text:style-name="P12">1º Trabalho</text:p>
      <text:p text:style-name="P12"/>
      <text:p text:style-name="P12"/>
      <text:p text:style-name="P13"/>
      <text:p text:style-name="P2"><text:span text:style-name="T2">1) </text:span><text:span text:style-name="T1">Atura = Cont + 3 * H – 5</text:span></text:p>
      <text:p text:style-name="P14"/>
      <text:p text:style-name="P21">Análise Léxica</text:p>
      <text:p text:style-name="P18"/>
      <text:p text:style-name="P19">&lt; id, 1 &gt; &lt; = &gt; &lt; id, 2 &gt; &lt; + &gt; &lt; num, 3 &gt; &lt; * &gt; &lt; id, 4 &gt; &lt; - &gt; &lt; num, 5 &gt;</text:p>
      <text:p text:style-name="P18"/>
      <text:p text:style-name="P21"/>
      <text:p text:style-name="P21">Análise Sintática</text:p>
      <text:p text:style-name="P32"/>
      <text:p text:style-name="P3"><text:span text:style-name="T1"><text:tab/> <text:s/></text:span><text:span text:style-name="T4">&lt; = &gt;</text:span></text:p>
      <text:p text:style-name="P33"><text:tab/> /<text:tab/> \</text:p>
      <text:p text:style-name="P34">&lt; id, 1 &gt;<text:tab/> &lt; id, 2 &gt;</text:p>
      <text:p text:style-name="P34"><text:tab/><text:tab/> <text:tab/> <text:s text:c="4"/>\</text:p>
      <text:p text:style-name="P34"><text:tab/> <text:s text:c="4"/><text:tab/><text:tab/> <text:s text:c="2"/>&lt; + &gt;</text:p>
      <text:p text:style-name="P34"><text:tab/><text:tab/><text:tab/><text:tab/>\</text:p>
      <text:p text:style-name="P4"><text:span text:style-name="T1"><text:tab/><text:tab/><text:tab/> <text:s text:c="4"/>&lt; num, </text:span><text:span text:style-name="T5">3</text:span><text:span text:style-name="T1"> &gt;</text:span></text:p>
      <text:p text:style-name="P4"><text:span text:style-name="T1"><text:tab/><text:tab/><text:tab/> <text:s text:c="5"/>/ <text:s text:c="14"/></text:span><text:span text:style-name="T5">\</text:span></text:p>
      <text:p text:style-name="P37"><text:tab/><text:tab/><text:tab/> <text:s/>&lt; - &gt; <text:s text:c="9"/>&lt; * &gt;</text:p>
      <text:p text:style-name="P37"><text:tab/><text:tab/><text:tab/> <text:s text:c="3"/>/<text:tab/><text:tab/> <text:s text:c="4"/>\</text:p>
      <text:p text:style-name="P38"><text:tab/><text:tab/> <text:s text:c="4"/>&lt; num, 5 &gt;<text:tab/> &lt; id, 4 &gt;</text:p>
      <text:p text:style-name="P21"/>
      <text:p text:style-name="P22"/>
      <text:p text:style-name="P60">Análise Semântica</text:p>
      <text:p text:style-name="P22"/>
      <text:p text:style-name="P35"><text:tab/> <text:s text:c="7"/>&lt; = &gt;</text:p>
      <text:p text:style-name="P36"><text:tab/> <text:s text:c="5"/>/<text:tab/> <text:s text:c="8"/>\</text:p>
      <text:p text:style-name="P36"><text:s text:c="6"/>&lt; id, 1 &gt;<text:tab/> <text:s text:c="8"/>&lt; id, 2 &gt;</text:p>
      <text:p text:style-name="P35"><text:tab/><text:tab/> <text:tab/> <text:s text:c="4"/>\</text:p>
      <text:p text:style-name="P35"><text:tab/> <text:s text:c="4"/><text:tab/><text:tab/> <text:s text:c="2"/>&lt; + &gt;</text:p>
      <text:p text:style-name="P35"><text:tab/><text:tab/><text:tab/><text:tab/>\</text:p>
      <text:p text:style-name="P5"><text:span text:style-name="T1"><text:tab/><text:tab/><text:tab/> <text:s text:c="4"/>&lt; num, </text:span><text:span text:style-name="T5">3</text:span><text:span text:style-name="T1"> &gt;</text:span></text:p>
      <text:p text:style-name="P5"><text:span text:style-name="T1"><text:tab/><text:tab/><text:tab/> <text:s text:c="5"/>/ <text:s text:c="14"/></text:span><text:span text:style-name="T5">\</text:span></text:p>
      <text:p text:style-name="P38"><text:tab/><text:tab/><text:tab/> <text:s/>&lt; - &gt; <text:s text:c="9"/>&lt; * &gt;</text:p>
      <text:p text:style-name="P38"><text:tab/><text:tab/><text:tab/> <text:s text:c="3"/>/<text:tab/><text:tab/> <text:s text:c="4"/>\</text:p>
      <text:p text:style-name="P5"><text:span text:style-name="T5"><text:tab/><text:tab/> <text:s text:c="4"/></text:span><text:span text:style-name="T6">inttofloat</text:span><text:span text:style-name="T5"><text:tab/> <text:s text:c="9"/>&lt; id, 4 &gt;</text:span></text:p>
      <text:p text:style-name="P38"><text:tab/><text:tab/><text:tab/>/</text:p>
      <text:p text:style-name="P38"><text:tab/><text:tab/>&lt; num, 5 &gt;</text:p>
      <text:p text:style-name="P21"/>
      <text:p text:style-name="P24">Gerador de Código Intermediário</text:p>
      <text:p text:style-name="P24"/>
      <text:p text:style-name="P39">t1 = id4 * 3</text:p>
      <text:p text:style-name="P39">t2 = inttofloat(5)</text:p>
      <text:p text:style-name="P39">t3 = t1 – t2</text:p>
      <text:p text:style-name="P6"><text:span text:style-name="T1">t</text:span><text:span text:style-name="T7">4</text:span><text:span text:style-name="T1"> = t</text:span><text:span text:style-name="T7">3</text:span><text:span text:style-name="T1"> + id2</text:span></text:p>
      <text:p text:style-name="P6"><text:span text:style-name="T1">t</text:span><text:span text:style-name="T8">5</text:span><text:span text:style-name="T1"> = t</text:span><text:span text:style-name="T7">4</text:span></text:p>
      <text:p text:style-name="P24"/>
      <text:p text:style-name="P26">Otimizador de Código</text:p>
      <text:p text:style-name="P26"/>
      <text:p text:style-name="P40">t1 = id4 * 3</text:p>
      <text:p text:style-name="P8"><text:span text:style-name="T12">t</text:span><text:span text:style-name="T13">2</text:span><text:span text:style-name="T12"> = t1 – 5.</text:span><text:span text:style-name="T13">0</text:span></text:p>
      <text:p text:style-name="P7"><text:span text:style-name="T1">t</text:span><text:span text:style-name="T10">2</text:span><text:span text:style-name="T1"> = t</text:span><text:span text:style-name="T9">2</text:span><text:span text:style-name="T1"> + id2</text:span></text:p>
      <text:p text:style-name="P27"/>
      <text:p text:style-name="P30">Gerador de Código Assembly</text:p>
      <text:p text:style-name="P14"/>
      <text:p text:style-name="P9">LDF R1, id4 <text:tab/><text:tab/>#carrega H</text:p>
      <text:p text:style-name="P9">MULF R1, R1, #3.0<text:tab/>#mult H * 3</text:p>
      <text:p text:style-name="P9">SUB R2, R2, #5.0<text:tab/><text:tab/>#subtracao (H*3) – 5</text:p>
      <text:p text:style-name="P9">LDF R3, id2<text:tab/><text:tab/><text:tab/>#carrega cont</text:p>
      <text:p text:style-name="P9">ADD R3, R2, R3 <text:s text:c="7"/><text:tab/>#ADD ((H*3)-5) + (cont) </text:p>
      <text:p text:style-name="P9"/>
      <text:p text:style-name="P14"/>
      <text:p text:style-name="P20"/>
      <text:p text:style-name="P62">2) Massa = Altura / 2 – 5 * Dens + Comp ^ 2</text:p>
      <text:p text:style-name="P16"/>
      <text:p text:style-name="P23">Análise Léxica</text:p>
      <text:p text:style-name="P31"/>
      <text:p text:style-name="P57"><text:span text:style-name="T16">&lt; </text:span><text:span text:style-name="T18">i</text:span><text:span text:style-name="T17">d, 1</text:span><text:span text:style-name="T18"> </text:span><text:span text:style-name="T16">&gt;</text:span><text:span text:style-name="T18"> </text:span><text:span text:style-name="T16">&lt; </text:span><text:span text:style-name="T18">= </text:span><text:span text:style-name="T16">&gt;</text:span><text:span text:style-name="T18"> </text:span><text:span text:style-name="T16">&lt; </text:span><text:span text:style-name="T18">i</text:span><text:span text:style-name="T17">d, 2 </text:span><text:span text:style-name="T16">&gt;</text:span><text:span text:style-name="T18"> </text:span><text:span text:style-name="T16">&lt; </text:span><text:span text:style-name="T18">/ </text:span><text:span text:style-name="T16">&gt;</text:span><text:span text:style-name="T18"> </text:span><text:span text:style-name="T16">&lt; </text:span><text:span text:style-name="T19">num,</text:span><text:span text:style-name="T16"> </text:span><text:span text:style-name="T18">2 </text:span><text:span text:style-name="T16">&gt;</text:span><text:span text:style-name="T18"> </text:span><text:span text:style-name="T16">&lt; </text:span><text:span text:style-name="T18">– </text:span><text:span text:style-name="T16">&gt;</text:span><text:span text:style-name="T18"> </text:span><text:span text:style-name="T16">&lt; <text:s/></text:span><text:span text:style-name="T19">num, </text:span><text:span text:style-name="T18">5 </text:span><text:span text:style-name="T16">&gt;</text:span><text:span text:style-name="T18"> </text:span><text:span text:style-name="T16">&lt; </text:span><text:span text:style-name="T18">* </text:span><text:span text:style-name="T16">&gt;</text:span><text:span text:style-name="T18"> </text:span><text:span text:style-name="T16">&lt; </text:span><text:span text:style-name="T17">id, 3</text:span><text:span text:style-name="T18"> </text:span><text:span text:style-name="T16">&gt;</text:span><text:span text:style-name="T18"> </text:span><text:span text:style-name="T16">&lt; </text:span><text:span text:style-name="T18">+ </text:span><text:span text:style-name="T16">&gt;</text:span><text:span text:style-name="T18"> </text:span><text:span text:style-name="T16">&lt; </text:span><text:span text:style-name="T17">id, 4</text:span><text:span text:style-name="T18"> </text:span><text:span text:style-name="T16">&gt;</text:span><text:span text:style-name="T18"> </text:span><text:span text:style-name="T16">&lt; </text:span><text:span text:style-name="T18">^ </text:span><text:span text:style-name="T16">&gt;</text:span><text:span text:style-name="T18"> </text:span><text:span text:style-name="T16">&lt; </text:span><text:span text:style-name="T19">num, </text:span><text:span text:style-name="T18">2 </text:span><text:span text:style-name="T16">&gt;</text:span></text:p>
      <text:p text:style-name="P23"/>
      <text:p text:style-name="P23">Análise Sintática</text:p>
      <text:p text:style-name="P23"/>
      <text:p text:style-name="P41"><text:tab/>&lt; = &gt;</text:p>
      <text:p text:style-name="P42"><text:tab/>/ <text:s text:c="5"/>\</text:p>
      <text:p text:style-name="P42">&lt; <text:span text:style-name="T21">i</text:span><text:span text:style-name="T20">d, 1</text:span> &gt; <text:s text:c="3"/><text:span text:style-name="T24">&lt; / &gt;</text:span></text:p>
      <text:p text:style-name="P44"><text:tab/> <text:s text:c="6"/>/ <text:s text:c="7"/><text:span text:style-name="T25">\</text:span></text:p>
      <text:p text:style-name="P45"><text:span text:style-name="T25"><text:s text:c="5"/>&lt; id, 2 &gt; <text:s text:c="6"/>&lt; </text:span><text:span text:style-name="T22">num, </text:span><text:span text:style-name="T25">2 &gt;</text:span></text:p>
      <text:p text:style-name="P45"><text:tab/><text:tab/><text:tab/><text:tab/><text:span text:style-name="T26">\</text:span></text:p>
      <text:p text:style-name="P45"><text:tab/><text:tab/><text:tab/><text:tab/><text:span text:style-name="T26">&lt; + &gt;</text:span></text:p>
      <text:p text:style-name="P45"><text:tab/><text:tab/><text:tab/><text:tab/>/ <text:s text:c="10"/><text:span text:style-name="T26">\</text:span></text:p>
      <text:p text:style-name="P45"><text:tab/><text:tab/><text:tab/> <text:s text:c="2"/><text:span text:style-name="T26">&lt; * &gt; <text:s text:c="12"/>&lt; ^ &gt;</text:span></text:p>
      <text:p text:style-name="P44"><text:tab/><text:tab/><text:tab/> / <text:s text:c="7"/><text:span text:style-name="T26">\ <text:s text:c="15"/>/ <text:s text:c="7"/>\</text:span></text:p>
      <text:p text:style-name="P45"><text:tab/><text:tab/> <text:s text:c="3"/><text:span text:style-name="T26">&lt; - &gt; <text:s text:c="4"/>&lt; </text:span><text:span text:style-name="T23">id, 3</text:span><text:span text:style-name="T26"> &gt; <text:s text:c="2"/>&lt; id, 4 &gt; <text:s text:c="2"/>&lt; num, 2 &gt;</text:span></text:p>
      <text:p text:style-name="P45"><text:tab/><text:tab/> <text:s text:c="4"/>/</text:p>
      <text:p text:style-name="P44"><text:tab/><text:tab/><text:span text:style-name="T27">&lt; num, 5 &gt;</text:span></text:p>
      <text:p text:style-name="P23"/>
      <text:p text:style-name="P23">Análise Semântica</text:p>
      <text:p text:style-name="P23"/>
      <text:p text:style-name="P43"><text:tab/>&lt; = &gt;</text:p>
      <text:p text:style-name="P43"><text:tab/>/ <text:s text:c="5"/>\</text:p>
      <text:p text:style-name="P43">&lt; <text:span text:style-name="T21">i</text:span><text:span text:style-name="T20">d, 1</text:span> &gt; <text:s text:c="3"/><text:span text:style-name="T24">&lt; / &gt;</text:span></text:p>
      <text:p text:style-name="P46"><text:tab/> <text:s text:c="6"/>/ <text:s text:c="7"/><text:span text:style-name="T25">\</text:span></text:p>
      <text:p text:style-name="P46"><text:span text:style-name="T25"><text:s text:c="5"/>&lt; id, 2 &gt; <text:s text:c="6"/>&lt; </text:span><text:span text:style-name="T22">num, </text:span><text:span text:style-name="T25">2 &gt;</text:span></text:p>
      <text:p text:style-name="P46"><text:tab/><text:tab/><text:tab/><text:tab/> <text:s text:c="2"/><text:span text:style-name="T26">\</text:span></text:p>
      <text:p text:style-name="P46"><text:tab/><text:tab/><text:tab/><text:tab/> <text:s/><text:span text:style-name="T26">&lt; + &gt;</text:span></text:p>
      <text:p text:style-name="P46"><text:tab/><text:tab/><text:tab/><text:tab/>/ <text:s text:c="10"/><text:span text:style-name="T26">\</text:span></text:p>
      <text:p text:style-name="P46"><text:tab/><text:tab/><text:tab/> <text:s text:c="2"/><text:span text:style-name="T26">&lt; * &gt; <text:s text:c="12"/>&lt; ^ &gt;</text:span></text:p>
      <text:p text:style-name="P46"><text:tab/><text:tab/><text:tab/> / <text:s text:c="7"/><text:span text:style-name="T26">\ <text:s text:c="15"/>/ <text:s text:c="7"/>\</text:span></text:p>
      <text:p text:style-name="P47"><text:tab/><text:tab/> <text:s text:c="3"/><text:span text:style-name="T26">&lt; - &gt; <text:s text:c="4"/>&lt; </text:span><text:span text:style-name="T23">id, 3</text:span><text:span text:style-name="T26"> &gt; &lt; id, 4 &gt; <text:s text:c="2"/>inttofloat</text:span></text:p>
      <text:p text:style-name="P46"><text:tab/><text:tab/> <text:s text:c="4"/>/<text:tab/><text:tab/><text:tab/><text:tab/><text:tab/> <text:s text:c="3"/><text:span text:style-name="T28">\</text:span></text:p>
      <text:p text:style-name="P47"><text:tab/><text:tab/><text:span text:style-name="T28">inttofloat<text:tab/><text:tab/><text:tab/> <text:s text:c="9"/>&lt; num, 2 &gt;</text:span></text:p>
      <text:p text:style-name="P46"><text:tab/><text:tab/>/</text:p>
      <text:p text:style-name="P46"><text:tab/><text:span text:style-name="T27">&lt; num, 5 &gt;</text:span></text:p>
      <text:p text:style-name="P23"/>
      <text:p text:style-name="P25"/>
      <text:p text:style-name="P61">Gerador de Código Intermediário</text:p>
      <text:p text:style-name="P25"/>
      <text:p text:style-name="P48">t1 = inttofloat( 2 )</text:p>
      <text:p text:style-name="P49">t2 = id4 <text:span text:style-name="T29">^ </text:span>t1</text:p>
      <text:p text:style-name="P50">t3 = inttofloat(5)</text:p>
      <text:p text:style-name="P51">t3 = t3*-1</text:p>
      <text:p text:style-name="P51">t4 = t3* id3</text:p>
      <text:p text:style-name="P53">t5 = t2 + t4</text:p>
      <text:p text:style-name="P53">t6 = id2 / 2</text:p>
      <text:p text:style-name="P53">t7 = t5 + t6</text:p>
      <text:p text:style-name="P53">t8 = t7</text:p>
      <text:p text:style-name="P25"/>
      <text:p text:style-name="P28">Otimizador de Código</text:p>
      <text:p text:style-name="P28"/>
      <text:p text:style-name="P49">t<text:span text:style-name="T29">1</text:span> = id4 <text:span text:style-name="T29">^ 2.0</text:span></text:p>
      <text:p text:style-name="P52">t<text:span text:style-name="T31">2</text:span> = <text:span text:style-name="T30">5.0 </text:span>* -1</text:p>
      <text:p text:style-name="P52">t<text:span text:style-name="T31">3</text:span> = t<text:span text:style-name="T31">2</text:span>* id3</text:p>
      <text:p text:style-name="P54">t<text:span text:style-name="T31">4</text:span> = t<text:span text:style-name="T32">1</text:span> + t<text:span text:style-name="T32">3</text:span></text:p>
      <text:p text:style-name="P54">t<text:span text:style-name="T32">5</text:span> = id2 / 2</text:p>
      <text:p text:style-name="P54">t<text:span text:style-name="T32">6</text:span> = t<text:span text:style-name="T32">4</text:span> + t<text:span text:style-name="T32">5</text:span></text:p>
      <text:p text:style-name="P29"/>
      <text:p text:style-name="P30">Gerador de Código Assembly</text:p>
      <text:p text:style-name="P30"/>
      <text:p text:style-name="P55">LDF R1, id4<text:tab/><text:tab/><text:tab/><text:span text:style-name="T33">#carrega comp</text:span></text:p>
      <text:p text:style-name="P55">MULF R1, R1, R1<text:tab/><text:tab/><text:span text:style-name="T33">#mult comp ^ 2</text:span></text:p>
      <text:p text:style-name="P55">MULF R2, #5, #-1<text:tab/><text:tab/><text:span text:style-name="T33">#mult 5 * -1</text:span></text:p>
      <text:p text:style-name="P55">LDF R<text:span text:style-name="T33">4</text:span>, id3<text:tab/><text:tab/><text:tab/><text:span text:style-name="T33">#carrega dens</text:span></text:p>
      <text:p text:style-name="P58"><text:span text:style-name="T14">MULF R3, R2, R</text:span><text:span text:style-name="T15">4<text:tab/><text:tab/>#mult -5 * dens</text:span></text:p>
      <text:p text:style-name="P59"><text:span text:style-name="T14">A</text:span><text:span text:style-name="T11">DD R5, R1, R3 <text:s text:c="2"/><text:tab/><text:tab/>#soma (-5 * dens) + (comp ^2)</text:span></text:p>
      <text:p text:style-name="P56"><text:span text:style-name="T11">LDF R</text:span><text:span text:style-name="T33">6</text:span><text:span text:style-name="T11">, id</text:span><text:span text:style-name="T33">2</text:span><text:span text:style-name="T11"><text:tab/><text:tab/><text:tab/></text:span><text:span text:style-name="T33">#carrega altura</text:span></text:p>
      <text:p text:style-name="P59"><text:span text:style-name="T11">DIV R6, R6, #2<text:tab/><text:tab/>#DIV altura / 2</text:span></text:p>
      <text:p text:style-name="P59"><text:span text:style-name="T11">ADD R7, R5, R6<text:tab/><text:tab/>#SOMA <text:s/>(-5 * dens) + (comp ^2) + (altura / 2)</text:span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5T13:26:34.283000000</meta:creation-date>
    <dc:date>2020-03-15T22:02:09.309000000</dc:date>
    <meta:editing-duration>PT1H39M6S</meta:editing-duration>
    <meta:editing-cycles>53</meta:editing-cycles>
    <meta:generator>LibreOffice/6.3.3.2$Windows_X86_64 LibreOffice_project/a64200df03143b798afd1ec74a12ab50359878ed</meta:generator>
    <meta:document-statistic meta:table-count="0" meta:image-count="0" meta:object-count="0" meta:page-count="4" meta:paragraph-count="111" meta:word-count="566" meta:character-count="2413" meta:non-whitespace-character-count="1390"/>
  </office:meta>
</office:document-meta>
</file>